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margin-bottom="0in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64">
      <style:paragraph-properties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 style:parent-style-name="Graphics">
      <style:graphic-properties draw:fill="none" draw:stroke="none"/>
    </style:style>
    <style:style style:family="text" style:name="a561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62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bitmap" draw:fill-image-name="a206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01">
      <style:paragraph-properties fo:text-align="left" fo:margin-bottom="0in"/>
    </style:style>
    <style:style style:family="table-cell" style:name="a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04">
      <style:table-properties style:writing-mode="lr-tb"/>
    </style:style>
    <style:style style:family="table-column" style:name="a405">
      <style:table-column-properties style:column-width="1.44009in"/>
    </style:style>
    <style:style style:family="table-column" style:name="a406">
      <style:table-column-properties style:column-width="1.29075in"/>
    </style:style>
    <style:style style:family="table-row" style:name="a407">
      <style:table-row-properties style:row-height="0.57373in"/>
    </style:style>
    <style:style style:family="text" style:name="a40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0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4b183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2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0">
      <style:paragraph-properties fo:margin-bottom="0in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611">
      <style:drawing-page-properties draw:fill="bitmap" draw:fill-image-name="a61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bitmap" draw:fill-image-name="a57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/>
    </style:style>
    <style:style style:family="table-cell" style:name="a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2">
      <style:paragraph-properties/>
    </style:style>
    <style:style style:family="table-cell" style:name="a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text-align="left" fo:margin-bottom="0in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6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text-align="left" fo:margin-bottom="0in"/>
    </style:style>
    <style:style style:family="text" style:name="a43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43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434">
      <style:paragraph-properties fo:text-align="left" fo:margin-bottom="0in"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draw:stroke="none"/>
    </style:style>
    <style:style style:family="drawing-page" style:name="a244">
      <style:drawing-page-properties draw:fill="bitmap" draw:fill-image-name="a24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1">
      <style:drawing-page-properties draw:fill="bitmap" draw:fill-image-name="a44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style:vertical-pos="middl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style:vertical-pos="middl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4" style:parent-style-name="Graphics">
      <style:graphic-properties draw:fill="none" draw:stroke="none"/>
    </style:style>
    <style:style style:family="presentation" style:name="a47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bitmap" draw:fill-image-name="a47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10">
      <style:table-properties style:writing-mode="lr-tb"/>
    </style:style>
    <style:style style:family="table-column" style:name="a311">
      <style:table-column-properties style:column-width="2.52031in"/>
    </style:style>
    <style:style style:family="table-column" style:name="a312">
      <style:table-column-properties style:column-width="1.17105in"/>
    </style:style>
    <style:style style:family="table-row" style:name="a313">
      <style:table-row-properties style:row-height="0.57373in"/>
    </style:style>
    <style:style style:family="text" style:name="a31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1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16">
      <style:paragraph-properties fo:margin-bottom="0in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presentation" style:name="a5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20">
      <style:drawing-page-properties draw:fill="bitmap" draw:fill-image-name="a51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bitmap" draw:fill-image-name="a295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30" style:parent-style-name="Graphics">
      <style:graphic-properties draw:fill="none" draw:stroke="non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fo:font-family="Consolas" style:font-family-asian="Arial" style:font-family-complex="Arial" style:font-family-generic="modern" style:font-pitch="fixed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42">
      <style:paragraph-properties/>
    </style:style>
    <style:style style:family="table-cell" style:name="a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4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4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7">
      <style:paragraph-properties fo:text-align="left" fo:margin-bottom="0in"/>
    </style:style>
    <style:style style:family="text" style:name="a34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style:language-asian="zh" fo:country="US" style:country-asian="TW" style:letter-kerning="true"/>
    </style:style>
    <style:style style:family="text" style:name="a5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351">
      <style:paragraph-properties fo:text-align="left" fo:margin-bottom="0in"/>
    </style:style>
    <style:style style:family="table-cell" style:name="a3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54">
      <style:table-properties style:writing-mode="lr-tb"/>
    </style:style>
    <style:style style:family="table-column" style:name="a355">
      <style:table-column-properties style:column-width="3.00277in"/>
    </style:style>
    <style:style style:family="table-column" style:name="a356">
      <style:table-column-properties style:column-width="1.58333in"/>
    </style:style>
    <style:style style:family="table-row" style:name="a357">
      <style:table-row-properties style:row-height="0.84034in"/>
    </style:style>
    <style:style style:family="text" style:name="a35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5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550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/>
    <text:list-style style:name="a45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45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52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02"/>
    <text:list-style style:name="a321"/>
    <text:list-style style:name="a44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61"/>
    <text:list-style style:name="a487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31"/>
    <text:list-style style:name="a365"/>
    <text:list-style style:name="a435"/>
    <text:list-style style:name="a352"/>
    <text:list-style style:name="a317"/>
    <text:list-style style:name="a619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93"/>
    <text:list-style style:name="a58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26"/>
    <text:list-style style:name="a463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98"/>
    <text:list-style style:name="a411"/>
    <text:list-style style:name="a343"/>
    <text:list-style style:name="a414"/>
    <text:list-style style:name="a308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452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家裡的後花園</text:span><text:span text:style-name="a189" text:class-names=""/></text:p>
          </draw:text-box>
          <svg:title/>
          <svg:desc/>
        </draw:frame>
        <draw:custom-shape svg:x="5.59801in" svg:y="4.51436in" svg:width="3.49352in" svg:height="0.30293in" draw:id="id32" draw:style-name="a201" draw:name="矩形 3">
          <svg:title/>
          <svg:desc/>
          <text:p text:style-name="a200" text:class-names="" text:cond-style-name=""><text:span text:style-name="a192" text:class-names="">Icon made<text:s text:c="1"/></text:span><text:span text:style-name="a193" text:class-names="">by<text:s text:c="1"/></text:span><text:span text:style-name="a194" text:class-names="">[</text:span><text:span text:style-name="a195" text:class-names="">Freepik</text:span><text:span text:style-name="a196" text:class-names="">]from</text:span><text:span text:style-name="a197" text:class-names=""> </text:span><text:span text:style-name="a198" text:class-names=""><text:a office:title="Flaticon" xlink:href="http://www.flaticon.com/" text:style-name="" text:visited-style-name="">www.flaticon.com</text:a></text:span><text:span text:style-name="a199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202" draw:name="圖片 4" svg:x="5.81259in" svg:y="1.25906in" svg:width="2.95147in" svg:height="2.9514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5">
          <draw:page-thumbnail draw:page-number="1" svg:x="0.41667in" svg:y="0.75in" svg:width="6.66667in" svg:height="3.75in" presentation:class="page" draw:id="id34" presentation:style-name="a203" draw:name="Shape 53">
            <svg:title/>
            <svg:desc/>
          </draw:page-thumbnail>
          <draw:frame draw:id="id35" presentation:style-name="a204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7" draw:master-page-name="Master1-Layout3-twoColTx-Title-+-2-columns" presentation:presentation-page-layout-name="Master1-PPL3" draw:id="Slide-257">
        <draw:frame draw:id="id36" presentation:style-name="a213" draw:name="Shape 61" svg:x="0.19101in" svg:y="2.04514in" svg:width="1.20826in" svg:height="1.62901in" presentation:class="title" presentation:placeholder="false">
          <draw:text-box>
            <text:p text:style-name="a212" text:class-names="" text:cond-style-name=""><text:span text:style-name="a208" text:class-names="">題</text:span><text:span text:style-name="a209" text:class-names=""><text:line-break/></text:span><text:span text:style-name="a210" text:class-names="">目</text:span><text:span text:style-name="a211" text:class-names=""/></text:p>
          </draw:text-box>
          <svg:title/>
          <svg:desc/>
        </draw:frame>
        <draw:frame draw:id="id37" draw:style-name="a217" draw:name="Shape 65" svg:x="8.63883in" svg:y="4.48209in" svg:width="0.60007in" svg:height="0.43045in">
          <draw:text-box>
            <text:p text:style-name="a216" text:class-names="" text:cond-style-name=""><text:span text:style-name="a214" text:class-names=""><text:page-number style:num-format="1" text:fixed="false"/></text:span><text:span text:style-name="a215" text:class-names=""/></text:p>
          </draw:text-box>
          <svg:title/>
          <svg:desc/>
        </draw:frame>
        <draw:custom-shape svg:x="1.74719in" svg:y="1.15349in" svg:width="6.89164in" svg:height="3.13027in" draw:id="id38" draw:style-name="a239" draw:name="矩形 1">
          <svg:title/>
          <svg:desc/>
          <text:p text:style-name="a225" text:class-names="" text:cond-style-name=""><text:span text:style-name="a218" text:class-names=""><text:s text:c="8"/></text:span><text:span text:style-name="a219" text:class-names="">小明搬到一個新家，新家跟舊家很不一樣的地方就是新家的後方多了一大塊花圃，小明決定要幫他的花圃放上一些柵欄以及種上一些花。為了美觀性質，小明決定</text:span><text:span text:style-name="a220" text:class-names="">只在柵欄與柵欄之間的空地種花</text:span><text:span text:style-name="a221" text:class-names="">。但是事情沒有這麼容易，小明發現某些位置會出現害蟲，當</text:span><text:span text:style-name="a222" text:class-names="">某一塊地出現害蟲時，那一塊地與左右相鄰的兩塊地皆無法種花</text:span><text:span text:style-name="a223" text:class-names="">。</text:span><text:span text:style-name="a224" text:class-names=""/></text:p>
          <text:p text:style-name="a227" text:class-names="" text:cond-style-name=""><text:span text:style-name="a226" text:class-names=""/></text:p>
          <text:p text:style-name="a238" text:class-names="" text:cond-style-name=""><text:span text:style-name="a228" text:class-names=""><text:s text:c="8"/>小明決定用數字紀錄花圃的情況，</text:span><text:span text:style-name="a229" text:class-names="">數字</text:span><text:span text:style-name="a230" text:class-names="">0</text:span><text:span text:style-name="a231" text:class-names="">代表一塊空地，數字</text:span><text:span text:style-name="a232" text:class-names="">1</text:span><text:span text:style-name="a233" text:class-names="">代表該地放置柵欄，數字</text:span><text:span text:style-name="a234" text:class-names="">9</text:span><text:span text:style-name="a235" text:class-names="">代表的是該地有害蟲</text:span><text:span text:style-name="a236" text:class-names="">。小明想要計算他最多可以種下幾朵花，好讓他去花店買種子來種。</text:span><text:span text:style-name="a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2">
          <draw:page-thumbnail draw:page-number="2" svg:x="0.41667in" svg:y="0.75in" svg:width="6.66667in" svg:height="3.75in" presentation:class="page" draw:id="id39" presentation:style-name="a240" draw:name="Shape 58">
            <svg:title/>
            <svg:desc/>
          </draw:page-thumbnail>
          <draw:frame draw:id="id40" presentation:style-name="a241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44" draw:master-page-name="Master1-Layout4-blank-Blank" presentation:presentation-page-layout-name="Master1-PPL4" draw:id="Slide-258">
        <draw:frame draw:id="id41" draw:style-name="a248" draw:name="Shape 74" svg:x="8.63883in" svg:y="4.48209in" svg:width="0.60007in" svg:height="0.43045in">
          <draw:text-box>
  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  </draw:text-box>
          <svg:title/>
          <svg:desc/>
        </draw:frame>
        <draw:custom-shape svg:x="1.77528in" svg:y="1.2492in" svg:width="7.26471in" svg:height="1.61563in" draw:id="id42" draw:style-name="a279" draw:name="矩形 6">
          <svg:title/>
          <svg:desc/>
          <text:p text:style-name="a251" text:class-names="" text:cond-style-name=""><text:span text:style-name="a249" text:class-names="">輸入格式</text:span><text:span text:style-name="a250" text:class-names=""/></text:p>
          <text:p text:style-name="a253" text:class-names="" text:cond-style-name=""><text:span text:style-name="a252" text:class-names=""/></text:p>
          <text:p text:style-name="a278" text:class-names="" text:cond-style-name=""><text:span text:style-name="a254" text:class-names=""><text:s text:c="1"/></text:span><text:span text:style-name="a255" text:class-names=""><text:s text:c="6"/></text:span><text:span text:style-name="a256" text:class-names="">第一行有一個整數</text:span><text:span text:style-name="a257" text:class-names="">N</text:span><text:span text:style-name="a258" text:class-names="">(1</text:span><draw:frame draw:style-name="a259" text:anchor-type="as-char" svg:x="1174.06424in" svg:y="0in" svg:width="0.25694in" svg:height="0.3in" style:rel-width="scale" style:rel-height="scale"><draw:object xlink:href="Object 1/" xlink:type="simple" xlink:show="embed" xlink:actuate="onLoad"/></draw:frame><text:span text:style-name="a260" text:class-names="">N</text:span><draw:frame draw:style-name="a261" text:anchor-type="as-char" svg:x="1174.06424in" svg:y="0in" svg:width="0.25694in" svg:height="0.3in" style:rel-width="scale" style:rel-height="scale"><draw:object xlink:href="Object 2/" xlink:type="simple" xlink:show="embed" xlink:actuate="onLoad"/></draw:frame><text:span text:style-name="a262" text:class-names="">25)</text:span><text:span text:style-name="a263" text:class-names="">，</text:span><text:span text:style-name="a264" text:class-names="">代表小明的花圃有幾塊地</text:span><text:span text:style-name="a265" text:class-names="">(</text:span><text:span text:style-name="a266" text:class-names="">花園形狀為一直線</text:span><text:span text:style-name="a267" text:class-names="">)</text:span><text:span text:style-name="a268" text:class-names="">，接著第二行會帶有</text:span><text:span text:style-name="a269" text:class-names="">N</text:span><text:span text:style-name="a270" text:class-names="">個數字，只會出現</text:span><text:span text:style-name="a271" text:class-names="">0</text:span><text:span text:style-name="a272" text:class-names="">或</text:span><text:span text:style-name="a273" text:class-names="">1</text:span><text:span text:style-name="a274" text:class-names="">或</text:span><text:span text:style-name="a275" text:class-names="">9</text:span><text:span text:style-name="a276" text:class-names="">三個數字</text:span><text:span text:style-name="a2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3.08443in" svg:width="7.34237in" svg:height="1.00977in" draw:id="id43" draw:style-name="a291" draw:name="矩形 7">
          <svg:title/>
          <svg:desc/>
          <text:p text:style-name="a281" text:class-names="" text:cond-style-name=""><text:span text:style-name="a280" text:class-names="">輸出格式</text:span></text:p>
          <text:p text:style-name="a285" text:class-names="" text:cond-style-name=""><text:span text:style-name="a282" text:class-names="">　</text:span><text:span text:style-name="a283" text:class-names="">　</text:span><text:span text:style-name="a284" text:class-names=""/></text:p>
          <text:p text:style-name="a290" text:class-names="" text:cond-style-name=""><text:span text:style-name="a286" text:class-names=""><text:s text:c="1"/></text:span><text:span text:style-name="a287" text:class-names=""><text:s text:c="7"/></text:span><text:span text:style-name="a288" text:class-names="">請輸出小明最多可以種下多少花。</text:span><text:span text:style-name="a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94">
          <draw:page-thumbnail draw:page-number="3" svg:x="0.41667in" svg:y="0.75in" svg:width="6.66667in" svg:height="3.75in" presentation:class="page" draw:id="id44" presentation:style-name="a292" draw:name="Shape 67">
            <svg:title/>
            <svg:desc/>
          </draw:page-thumbnail>
          <draw:frame draw:id="id45" presentation:style-name="a293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296" draw:master-page-name="Master1-Layout3-twoColTx-Title-+-2-columns" presentation:presentation-page-layout-name="Master1-PPL3" draw:id="Slide-266">
        <draw:frame draw:id="id46" draw:style-name="a300" draw:name="Shape 65" svg:x="8.63883in" svg:y="4.48209in" svg:width="0.60007in" svg:height="0.43045in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  <draw:custom-shape svg:x="1.84811in" svg:y="0.8377in" svg:width="6.89164in" svg:height="0.40391in" draw:id="id47" draw:style-name="a304" draw:name="矩形 1">
          <svg:title/>
          <svg:desc/>
          <text:p text:style-name="a303" text:class-names="" text:cond-style-name=""><text:span text:style-name="a301" text:class-names=""><text:s text:c="8"/></text:span><text:span text:style-name="a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presentation:style-name="a309" draw:name="文字版面配置區 3" svg:x="1.68211in" svg:y="0.84377in" svg:width="6.27174in" svg:height="0.51926in" presentation:class="outline" presentation:placeholder="false">
          <draw:text-box>
            <text:list text:style-name="a308">
              <text:list-item>
                <text:p text:style-name="a307" text:class-names="" text:cond-style-name=""><text:span text:style-name="a305" text:class-names="">範例測資</text:span><text:span text:style-name="a306" text:class-names=""/></text:p>
              </text:list-item>
            </text:list>
          </draw:text-box>
          <svg:title/>
          <svg:desc/>
        </draw:frame>
        <draw:frame draw:id="id49" draw:name="表格 8" svg:x="1.84811in" svg:y="2.6847in" svg:width="3.69136in" svg:height="0.81667in">
          <table:table table:style-name="a31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11" table:default-cell-style-name=""/>
            <table:table-column table:style-name="a312" table:default-cell-style-name=""/>
            <table:table-row table:style-name="a313" table:default-cell-style-name="">
              <table:table-cell table:style-name="a344">
                <text:list text:style-name="a317">
                  <text:list-item>
                    <text:p text:style-name="a316" text:class-names="" text:cond-style-name=""><text:span text:style-name="a314" text:class-names="">輸入範例</text:span><text:span text:style-name="a315" text:class-names="">2</text:span></text:p>
                  </text:list-item>
                </text:list>
                <text:list text:style-name="a321">
                  <text:list-item>
                    <text:p text:style-name="a320" text:class-names="" text:cond-style-name=""><text:span text:style-name="a318" text:class-names="">1</text:span><text:span text:style-name="a319" text:class-names="">0</text:span></text:p>
                  </text:list-item>
                </text:list>
                <text:list text:style-name="a343">
                  <text:list-item>
                    <text:p text:style-name="a342" text:class-names="" text:cond-style-name=""><text:span text:style-name="a322" text:class-names="">0</text:span><text:span text:style-name="a323" text:class-names=""><text:s text:c="1"/></text:span><text:span text:style-name="a324" text:class-names="">1</text:span><text:span text:style-name="a325" text:class-names=""><text:s text:c="1"/></text:span><text:span text:style-name="a326" text:class-names="">0</text:span><text:span text:style-name="a327" text:class-names=""><text:s text:c="1"/></text:span><text:span text:style-name="a328" text:class-names="">1</text:span><text:span text:style-name="a329" text:class-names=""><text:s text:c="1"/></text:span><text:span text:style-name="a330" text:class-names="">0</text:span><text:span text:style-name="a331" text:class-names=""><text:s text:c="1"/></text:span><text:span text:style-name="a332" text:class-names="">1</text:span><text:span text:style-name="a333" text:class-names=""><text:s text:c="1"/></text:span><text:span text:style-name="a334" text:class-names="">0</text:span><text:span text:style-name="a335" text:class-names=""><text:s text:c="1"/></text:span><text:span text:style-name="a336" text:class-names="">0</text:span><text:span text:style-name="a337" text:class-names=""><text:s text:c="1"/></text:span><text:span text:style-name="a338" text:class-names="">1</text:span><text:span text:style-name="a339" text:class-names=""><text:s text:c="1"/></text:span><text:span text:style-name="a340" text:class-names="">0</text:span><text:span text:style-name="a341" text:class-names=""/></text:p>
                  </text:list-item>
                </text:list>
              </table:table-cell>
              <table:table-cell table:style-name="a353">
                <text:list text:style-name="a348">
                  <text:list-item>
                    <text:p text:style-name="a347" text:class-names="" text:cond-style-name=""><text:span text:style-name="a345" text:class-names="">輸出範例</text:span><text:span text:style-name="a346" text:class-names="">2</text:span></text:p>
                  </text:list-item>
                </text:list>
                <text:list text:style-name="a352">
                  <text:list-item>
                    <text:p text:style-name="a351" text:class-names="" text:cond-style-name=""><text:span text:style-name="a349" text:class-names="">4</text:span><text:span text:style-name="a350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50" draw:name="表格 1" svg:x="1.84811in" svg:y="3.66494in" svg:width="4.5861in" svg:height="0.84034in">
          <table:table table:style-name="a354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55" table:default-cell-style-name=""/>
            <table:table-column table:style-name="a356" table:default-cell-style-name=""/>
            <table:table-row table:style-name="a357" table:default-cell-style-name="">
              <table:table-cell table:style-name="a394">
                <text:list text:style-name="a361">
                  <text:list-item>
                    <text:p text:style-name="a360" text:class-names="" text:cond-style-name=""><text:span text:style-name="a358" text:class-names="">輸入範例</text:span><text:span text:style-name="a359" text:class-names="">3</text:span></text:p>
                  </text:list-item>
                </text:list>
                <text:list text:style-name="a365">
                  <text:list-item>
                    <text:p text:style-name="a364" text:class-names="" text:cond-style-name=""><text:span text:style-name="a362" text:class-names="">1</text:span><text:span text:style-name="a363" text:class-names="">3</text:span></text:p>
                  </text:list-item>
                </text:list>
                <text:list text:style-name="a393">
                  <text:list-item>
                    <text:p text:style-name="a392" text:class-names="" text:cond-style-name=""><text:span text:style-name="a366" text:class-names="">0</text:span><text:span text:style-name="a367" text:class-names=""><text:s text:c="1"/></text:span><text:span text:style-name="a368" text:class-names="">1</text:span><text:span text:style-name="a369" text:class-names=""><text:s text:c="1"/></text:span><text:span text:style-name="a370" text:class-names="">0</text:span><text:span text:style-name="a371" text:class-names=""><text:s text:c="1"/></text:span><text:span text:style-name="a372" text:class-names="">9</text:span><text:span text:style-name="a373" text:class-names=""><text:s text:c="1"/></text:span><text:span text:style-name="a374" text:class-names="">1</text:span><text:span text:style-name="a375" text:class-names=""><text:s text:c="1"/></text:span><text:span text:style-name="a376" text:class-names="">0</text:span><text:span text:style-name="a377" text:class-names=""><text:s text:c="1"/></text:span><text:span text:style-name="a378" text:class-names="">1</text:span><text:span text:style-name="a379" text:class-names=""><text:s text:c="1"/></text:span><text:span text:style-name="a380" text:class-names="">0</text:span><text:span text:style-name="a381" text:class-names=""><text:s text:c="1"/></text:span><text:span text:style-name="a382" text:class-names="">9</text:span><text:span text:style-name="a383" text:class-names=""><text:s text:c="1"/></text:span><text:span text:style-name="a384" text:class-names="">0</text:span><text:span text:style-name="a385" text:class-names=""><text:s text:c="1"/></text:span><text:span text:style-name="a386" text:class-names="">0</text:span><text:span text:style-name="a387" text:class-names=""><text:s text:c="1"/></text:span><text:span text:style-name="a388" text:class-names="">1</text:span><text:span text:style-name="a389" text:class-names=""><text:s text:c="1"/></text:span><text:span text:style-name="a390" text:class-names="">0</text:span><text:span text:style-name="a391" text:class-names=""/></text:p>
                  </text:list-item>
                </text:list>
              </table:table-cell>
              <table:table-cell table:style-name="a403">
                <text:list text:style-name="a398">
                  <text:list-item>
                    <text:p text:style-name="a397" text:class-names="" text:cond-style-name=""><text:span text:style-name="a395" text:class-names="">輸出範例</text:span><text:span text:style-name="a396" text:class-names="">3</text:span></text:p>
                  </text:list-item>
                </text:list>
                <text:list text:style-name="a402">
                  <text:list-item>
                    <text:p text:style-name="a401" text:class-names="" text:cond-style-name=""><text:span text:style-name="a399" text:class-names="">2</text:span><text:span text:style-name="a40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1" svg:x="1.84811in" svg:y="1.68831in" svg:width="2.73084in" svg:height="0.81667in">
          <table:table table:style-name="a404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05" table:default-cell-style-name=""/>
            <table:table-column table:style-name="a406" table:default-cell-style-name=""/>
            <table:table-row table:style-name="a407" table:default-cell-style-name="">
              <table:table-cell table:style-name="a427">
                <text:list text:style-name="a411">
                  <text:list-item>
                    <text:p text:style-name="a410" text:class-names="" text:cond-style-name=""><text:span text:style-name="a408" text:class-names="">輸入範例</text:span><text:span text:style-name="a409" text:class-names="">1</text:span></text:p>
                  </text:list-item>
                </text:list>
                <text:list text:style-name="a414">
                  <text:list-item>
                    <text:p text:style-name="a413" text:class-names="" text:cond-style-name=""><text:span text:style-name="a412" text:class-names="">5</text:span></text:p>
                  </text:list-item>
                </text:list>
                <text:list text:style-name="a426">
                  <text:list-item>
                    <text:p text:style-name="a425" text:class-names="" text:cond-style-name=""><text:span text:style-name="a415" text:class-names="">1</text:span><text:span text:style-name="a416" text:class-names=""><text:s text:c="1"/></text:span><text:span text:style-name="a417" text:class-names="">0</text:span><text:span text:style-name="a418" text:class-names=""><text:s text:c="1"/></text:span><text:span text:style-name="a419" text:class-names="">0</text:span><text:span text:style-name="a420" text:class-names=""><text:s text:c="1"/></text:span><text:span text:style-name="a421" text:class-names="">0</text:span><text:span text:style-name="a422" text:class-names=""><text:s text:c="1"/></text:span><text:span text:style-name="a423" text:class-names="">1</text:span><text:span text:style-name="a424" text:class-names=""/></text:p>
                  </text:list-item>
                </text:list>
              </table:table-cell>
              <table:table-cell table:style-name="a436">
                <text:list text:style-name="a431">
                  <text:list-item>
                    <text:p text:style-name="a430" text:class-names="" text:cond-style-name=""><text:span text:style-name="a428" text:class-names="">輸出範例</text:span><text:span text:style-name="a429" text:class-names="">1</text:span></text:p>
                  </text:list-item>
                </text:list>
                <text:list text:style-name="a435">
                  <text:list-item>
                    <text:p text:style-name="a434" text:class-names="" text:cond-style-name=""><text:span text:style-name="a432" text:class-names="">3</text:span><text:span text:style-name="a433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439">
          <draw:page-thumbnail draw:page-number="4" svg:x="0.41667in" svg:y="0.75in" svg:width="6.66667in" svg:height="3.75in" presentation:class="page" draw:id="id52" presentation:style-name="a437" draw:name="Shape 58">
            <svg:title/>
            <svg:desc/>
          </draw:page-thumbnail>
          <draw:frame draw:id="id53" presentation:style-name="a438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41" draw:master-page-name="Master1-Layout4-blank-Blank" presentation:presentation-page-layout-name="Master1-PPL4" draw:id="Slide-259">
        <draw:frame draw:id="id54" presentation:style-name="a445" draw:name="Shape 72" svg:x="5.21571in" svg:y="0.9794in" svg:width="3.53707in" svg:height="1.26837in" presentation:class="title" presentation:placeholder="false">
          <draw:text-box>
            <text:p text:style-name="a444" text:class-names="" text:cond-style-name=""><text:span text:style-name="a442" text:class-names="">解題重點</text:span><text:span text:style-name="a443" text:class-names="">:</text:span></text:p>
          </draw:text-box>
          <svg:title/>
          <svg:desc/>
        </draw:frame>
        <draw:frame draw:id="id55" presentation:style-name="a464" draw:name="Shape 73" svg:x="5.24995in" svg:y="2.22562in" svg:width="3.68892in" svg:height="2.14258in" presentation:class="subtitle" presentation:placeholder="false">
          <draw:text-box>
            <text:list text:style-name="a449">
              <text:list-item>
                <text:p text:style-name="a448" text:class-names="" text:cond-style-name=""><text:span text:style-name="a446" text:class-names="">一維陣列</text:span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迴圈</text:span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0" text:class-names="">搜尋</text:span><text:span text:style-name="a461" text:class-names=""/></text:p>
              </text:list-item>
            </text:list>
          </draw:text-box>
          <svg:title/>
          <svg:desc/>
        </draw:frame>
        <draw:frame draw:id="id56" draw:style-name="a468" draw:name="Shape 74" svg:x="8.63883in" svg:y="4.48209in" svg:width="0.60007in" svg:height="0.43045in">
          <draw:text-box>
  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  </draw:text-box>
          <svg:title/>
          <svg:desc/>
        </draw:frame>
        <draw:custom-shape svg:x="1.85377in" svg:y="4.17916in" svg:width="3.49352in" svg:height="0.30293in" draw:id="id57" draw:style-name="a473" draw:name="矩形 5">
          <svg:title/>
          <svg:desc/>
          <text:p text:style-name="a472" text:class-names="" text:cond-style-name=""><text:span text:style-name="a469" text:class-names="">Icon made by [Freepik]from </text:span><text:span text:style-name="a470" text:class-names=""><text:a office:title="Flaticon" xlink:href="http://www.flaticon.com/" text:style-name="" text:visited-style-name="">www.flaticon.com</text:a></text:span><text:span text:style-name="a471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style-name="a474" draw:name="圖片 6" svg:x="2.1224in" svg:y="1.28203in" svg:width="2.56181in" svg:height="2.5618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77">
          <draw:page-thumbnail draw:page-number="5" svg:x="0.41667in" svg:y="0.75in" svg:width="6.66667in" svg:height="3.75in" presentation:class="page" draw:id="id59" presentation:style-name="a475" draw:name="Shape 67">
            <svg:title/>
            <svg:desc/>
          </draw:page-thumbnail>
          <draw:frame draw:id="id60" presentation:style-name="a476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479" draw:master-page-name="Master1-Layout5-tx-Title-+-1-column" presentation:presentation-page-layout-name="Master1-PPL5" draw:id="Slide-260">
        <draw:frame draw:id="id61" draw:style-name="a483" draw:name="Shape 130" svg:x="8.63883in" svg:y="4.48209in" svg:width="0.60007in" svg:height="0.43045in">
          <draw:text-box>
            <text:p text:style-name="a482" text:class-names="" text:cond-style-name=""><text:span text:style-name="a480" text:class-names=""><text:page-number style:num-format="1" text:fixed="false"/></text:span><text:span text:style-name="a481" text:class-names=""/></text:p>
          </draw:text-box>
          <svg:title/>
          <svg:desc/>
        </draw:frame>
        <draw:frame draw:id="id62" presentation:style-name="a488" draw:name="文字版面配置區 3" svg:x="1.68211in" svg:y="0.84377in" svg:width="6.27174in" svg:height="0.59607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4" text:class-names="">輸入</text:span><text:span text:style-name="a485" text:class-names=""/></text:p>
              </text:list-item>
            </text:list>
          </draw:text-box>
          <svg:title/>
          <svg:desc/>
        </draw:frame>
        <draw:frame draw:id="id63" draw:style-name="a514" draw:name="文字方塊 14" svg:x="1.8421in" svg:y="2.02859in" svg:width="3.48684in" svg:height="2.22148in">
          <draw:text-box>
            <text:p text:style-name="a494" text:class-names="" text:cond-style-name=""><text:span text:style-name="a489" text:class-names="">首先</text:span><text:span text:style-name="a490" text:class-names="">第一行是花園的長度</text:span><text:span text:style-name="a491" text:class-names="">N</text:span><text:span text:style-name="a492" text:class-names="">，</text:span><text:span text:style-name="a493" text:class-names=""/></text:p>
            <text:p text:style-name="a497" text:class-names="" text:cond-style-name=""><text:span text:style-name="a495" text:class-names="">直接讀進來。</text:span><text:span text:style-name="a496" text:class-names=""/></text:p>
            <text:p text:style-name="a499" text:class-names="" text:cond-style-name=""><text:span text:style-name="a498" text:class-names=""/></text:p>
            <text:p text:style-name="a506" text:class-names="" text:cond-style-name=""><text:span text:style-name="a500" text:class-names="">接著</text:span><text:span text:style-name="a501" text:class-names="">第二行是花園的狀態</text:span><text:span text:style-name="a502" text:class-names="">，用陣列將花園內每格的數字記錄起來，放在</text:span><text:span text:style-name="a503" text:class-names="">a</text:span><text:span text:style-name="a504" text:class-names="">陣列中。</text:span><text:span text:style-name="a505" text:class-names=""/></text:p>
            <text:p text:style-name="a513" text:class-names="" text:cond-style-name=""><text:span text:style-name="a507" text:class-names="">(</text:span><text:span text:style-name="a508" text:class-names="">花園長度最長</text:span><text:span text:style-name="a509" text:class-names="">25</text:span><text:span text:style-name="a510" text:class-names="">格</text:span><text:span text:style-name="a511" text:class-names="">)</text:span><text:span text:style-name="a512" text:class-names=""/></text:p>
          </draw:text-box>
          <svg:title/>
          <svg:desc/>
        </draw:frame>
        <draw:frame draw:id="id64" draw:style-name="a515" draw:name="圖片 15" svg:x="5.49956in" svg:y="1.9892in" svg:width="3.5331in" svg:height="2.3002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18">
          <draw:page-thumbnail draw:page-number="6" svg:x="0.41667in" svg:y="0.75in" svg:width="6.66667in" svg:height="3.75in" presentation:class="page" draw:id="id65" presentation:style-name="a516" draw:name="Shape 124">
            <svg:title/>
            <svg:desc/>
          </draw:page-thumbnail>
          <draw:frame draw:id="id66" presentation:style-name="a51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520" draw:master-page-name="Master1-Layout5-tx-Title-+-1-column" presentation:presentation-page-layout-name="Master1-PPL5" draw:id="Slide-261">
        <draw:frame draw:id="id67" draw:style-name="a524" draw:name="Shape 130" svg:x="8.63883in" svg:y="4.48209in" svg:width="0.60007in" svg:height="0.43045in">
          <draw:text-box>
            <text:p text:style-name="a523" text:class-names="" text:cond-style-name=""><text:span text:style-name="a521" text:class-names=""><text:page-number style:num-format="1" text:fixed="false"/></text:span><text:span text:style-name="a522" text:class-names=""/></text:p>
          </draw:text-box>
          <svg:title/>
          <svg:desc/>
        </draw:frame>
        <draw:frame draw:id="id68" presentation:style-name="a529" draw:name="文字版面配置區 3" svg:x="1.68211in" svg:y="0.84377in" svg:width="4.72579in" svg:height="0.59607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只在柵欄與柵欄之間種花</text:span><text:span text:style-name="a526" text:class-names=""/></text:p>
              </text:list-item>
            </text:list>
          </draw:text-box>
          <svg:title/>
          <svg:desc/>
        </draw:frame>
        <draw:frame draw:id="id69" draw:style-name="a530" draw:name="圖片 9" svg:x="1.86135in" svg:y="1.54576in" svg:width="6.90314in" svg:height="2.93633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555" draw:name="文字方塊 10" svg:x="4.47101in" svg:y="2.22936in" svg:width="4.07361in" svg:height="0.90879in">
          <draw:text-box>
            <text:p text:style-name="a533" text:class-names="" text:cond-style-name=""><text:span text:style-name="a531" text:class-names="">會先掃過整個陣列一次，</text:span><text:span text:style-name="a532" text:class-names=""/></text:p>
            <text:p text:style-name="a538" text:class-names="" text:cond-style-name=""><text:span text:style-name="a534" text:class-names="">第一次碰到</text:span><text:span text:style-name="a535" text:class-names="">1</text:span><text:span text:style-name="a536" text:class-names="">代表那是所有柵欄中第一個出現的柵欄</text:span><text:span text:style-name="a537" text:class-names=""/></text:p>
            <text:p text:style-name="a543" text:class-names="" text:cond-style-name=""><text:span text:style-name="a539" text:class-names="">同時將</text:span><text:span text:style-name="a540" text:class-names="">fpos</text:span><text:span text:style-name="a541" text:class-names="">設為第一個柵欄的索引值。</text:span><text:span text:style-name="a542" text:class-names=""/></text:p>
            <text:p text:style-name="a554" text:class-names="" text:cond-style-name=""><text:span text:style-name="a544" text:class-names="">接著</text:span><text:span text:style-name="a545" text:class-names="">將</text:span><text:span text:style-name="a546" text:class-names="">flag</text:span><text:span text:style-name="a547" text:class-names="">設成</text:span><text:span text:style-name="a548" text:class-names="">1</text:span><text:span text:style-name="a549" text:class-names="">，代表</text:span><text:span text:style-name="a550" text:class-names="">這個</text:span><text:span text:style-name="a551" text:class-names="">if</text:span><text:span text:style-name="a552" text:class-names="">只做第一個找到的柵欄。</text:span><text:span text:style-name="a553" text:class-names=""/></text:p>
          </draw:text-box>
          <svg:title/>
          <svg:desc/>
        </draw:frame>
        <draw:frame draw:id="id71" draw:style-name="a564" draw:name="文字方塊 11" svg:x="4.045in" svg:y="3.49557in" svg:width="4.07361in" svg:height="0.50488in">
          <draw:text-box>
            <text:p text:style-name="a563" text:class-names="" text:cond-style-name=""><text:span text:style-name="a556" text:class-names="">接著會持續更新</text:span><text:span text:style-name="a557" text:class-names="">bpos</text:span><text:span text:style-name="a558" text:class-names="">，</text:span><text:span text:style-name="a559" text:class-names="">當找到最後一個柵欄時，</text:span><text:span text:style-name="a560" text:class-names="">bpos</text:span><text:span text:style-name="a561" text:class-names="">就會記錄到最後一個柵欄的索引值。</text:span><text:span text:style-name="a562" text:class-names=""/></text:p>
          </draw:text-box>
          <svg:title/>
          <svg:desc/>
        </draw:frame>
        <draw:frame draw:id="id72" draw:style-name="a575" draw:name="文字方塊 12" svg:x="5.61154in" svg:y="1.60693in" svg:width="2.88406in" svg:height="0.50488in">
          <draw:text-box>
            <text:p text:style-name="a569" text:class-names="" text:cond-style-name=""><text:span text:style-name="a565" text:class-names="">fpos</text:span><text:span text:style-name="a566" text:class-names="">:</text:span><text:span text:style-name="a567" text:class-names="">紀錄第一個柵欄之出現位置</text:span><text:span text:style-name="a568" text:class-names=""/></text:p>
            <text:p text:style-name="a574" text:class-names="" text:cond-style-name=""><text:span text:style-name="a570" text:class-names="">bpos</text:span><text:span text:style-name="a571" text:class-names="">:</text:span><text:span text:style-name="a572" text:class-names="">紀錄最後一個柵欄之出現位置</text:span><text:span text:style-name="a573" text:class-names=""/></text:p>
          </draw:text-box>
          <svg:title/>
          <svg:desc/>
        </draw:frame>
        <presentation:notes draw:style-name="a578">
          <draw:page-thumbnail draw:page-number="7" svg:x="0.41667in" svg:y="0.75in" svg:width="6.66667in" svg:height="3.75in" presentation:class="page" draw:id="id73" presentation:style-name="a576" draw:name="Shape 124">
            <svg:title/>
            <svg:desc/>
          </draw:page-thumbnail>
          <draw:frame draw:id="id74" presentation:style-name="a57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580" draw:master-page-name="Master1-Layout5-tx-Title-+-1-column" presentation:presentation-page-layout-name="Master1-PPL5" draw:id="Slide-263">
        <draw:frame draw:id="id75" draw:style-name="a584" draw:name="Shape 130" svg:x="8.63883in" svg:y="4.48209in" svg:width="0.60007in" svg:height="0.43045in">
          <draw:text-box>
  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  </draw:text-box>
          <svg:title/>
          <svg:desc/>
        </draw:frame>
        <draw:frame draw:id="id76" presentation:style-name="a589" draw:name="文字版面配置區 3" svg:x="1.68211in" svg:y="0.84377in" svg:width="3.28583in" svg:height="0.59607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5" text:class-names="">尋找可種花之地</text:span><text:span text:style-name="a586" text:class-names=""/></text:p>
              </text:list-item>
            </text:list>
          </draw:text-box>
          <svg:title/>
          <svg:desc/>
        </draw:frame>
        <draw:frame draw:id="id77" draw:style-name="a590" draw:name="圖片 9" svg:x="2.09017in" svg:y="1.89503in" svg:width="3.21616in" svg:height="2.14844in" style:rel-width="scale" style:rel-height="scale">
          <draw:image xlink:href="media/image8.png" xlink:type="simple" xlink:show="embed" xlink:actuate="onLoad"/>
          <svg:title/>
          <svg:desc/>
        </draw:frame>
        <draw:frame draw:id="id78" draw:style-name="a606" draw:name="文字方塊 10" svg:x="5.45202in" svg:y="2.00998in" svg:width="3.48684in" svg:height="2.22148in">
          <draw:text-box>
            <text:p text:style-name="a593" text:class-names="" text:cond-style-name=""><text:span text:style-name="a591" text:class-names="">接著會掃過陣列每個方格，</text:span><text:span text:style-name="a592" text:class-names=""/></text:p>
            <text:p text:style-name="a597" text:class-names="" text:cond-style-name=""><text:span text:style-name="a594" text:class-names="">恰好用到我們前一頁所找的柵欄的位置</text:span><text:span text:style-name="a595" text:class-names="">。</text:span><text:span text:style-name="a596" text:class-names=""/></text:p>
            <text:p text:style-name="a601" text:class-names="" text:cond-style-name=""><text:span text:style-name="a598" text:class-names="">如果這個方格是藉在於第一個出現的柵欄與最後一個柵欄之間，才需要處理</text:span><text:span text:style-name="a599" text:class-names="">。</text:span><text:span text:style-name="a600" text:class-names=""/></text:p>
            <text:p text:style-name="a605" text:class-names="" text:cond-style-name=""><text:span text:style-name="a602" text:class-names="">//…..todo</text:span><text:span text:style-name="a603" text:class-names="">請見下一頁</text:span><text:span text:style-name="a604" text:class-names=""/></text:p>
          </draw:text-box>
          <svg:title/>
          <svg:desc/>
        </draw:frame>
        <presentation:notes draw:style-name="a609">
          <draw:page-thumbnail draw:page-number="8" svg:x="0.41667in" svg:y="0.75in" svg:width="6.66667in" svg:height="3.75in" presentation:class="page" draw:id="id79" presentation:style-name="a607" draw:name="Shape 124">
            <svg:title/>
            <svg:desc/>
          </draw:page-thumbnail>
          <draw:frame draw:id="id80" presentation:style-name="a608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611" draw:master-page-name="Master1-Layout5-tx-Title-+-1-column" presentation:presentation-page-layout-name="Master1-PPL5" draw:id="Slide-264">
        <draw:frame draw:id="id81" draw:style-name="a615" draw:name="Shape 130" svg:x="8.63883in" svg:y="4.48209in" svg:width="0.60007in" svg:height="0.43045in">
          <draw:text-box>
            <text:p text:style-name="a614" text:class-names="" text:cond-style-name=""><text:span text:style-name="a612" text:class-names=""><text:page-number style:num-format="1" text:fixed="false"/></text:span><text:span text:style-name="a613" text:class-names=""/></text:p>
          </draw:text-box>
          <svg:title/>
          <svg:desc/>
        </draw:frame>
        <draw:frame draw:id="id82" presentation:style-name="a620" draw:name="文字版面配置區 3" svg:x="1.68211in" svg:y="0.84377in" svg:width="4.20195in" svg:height="0.59607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6" text:class-names="">尋找可種花之地並輸出</text:span><text:span text:style-name="a617" text:class-names=""/></text:p>
              </text:list-item>
            </text:list>
          </draw:text-box>
          <svg:title/>
          <svg:desc/>
        </draw:frame>
        <draw:frame draw:id="id83" draw:style-name="a631" draw:name="文字方塊 10" svg:x="1.72373in" svg:y="1.90664in" svg:width="2.36862in" svg:height="2.22148in">
          <draw:text-box>
            <text:p text:style-name="a623" text:class-names="" text:cond-style-name=""><text:span text:style-name="a621" text:class-names="">判斷重點：</text:span><text:span text:style-name="a622" text:class-names=""/></text:p>
            <text:p text:style-name="a626" text:class-names="" text:cond-style-name=""><text:span text:style-name="a624" text:class-names="">此地為空格，且旁邊沒有害蟲才可以種花。</text:span><text:span text:style-name="a625" text:class-names=""/></text:p>
            <text:p text:style-name="a630" text:class-names="" text:cond-style-name=""><text:span text:style-name="a627" text:class-names="">(</text:span><text:span text:style-name="a628" text:class-names="">介於柵欄與柵欄之間已經在上一頁做過篩選</text:span><text:span text:style-name="a629" text:class-names="">)</text:span></text:p>
          </draw:text-box>
          <svg:title/>
          <svg:desc/>
        </draw:frame>
        <draw:frame draw:id="id84" draw:style-name="a632" draw:name="圖片 16" svg:x="4.09235in" svg:y="4.22164in" svg:width="1.8961in" svg:height="0.26045in" style:rel-width="scale" style:rel-height="scale">
          <draw:image xlink:href="media/image9.png" xlink:type="simple" xlink:show="embed" xlink:actuate="onLoad"/>
          <svg:title/>
          <svg:desc/>
        </draw:frame>
        <draw:frame draw:id="id85" draw:style-name="a638" draw:name="文字方塊 17" svg:x="6.04982in" svg:y="4.20616in" svg:width="2.9067in" svg:height="0.33659in">
          <draw:text-box>
            <text:p text:style-name="a637" text:class-names="" text:cond-style-name=""><text:span text:style-name="a633" text:class-names="">便可於最後輸出答案</text:span><text:span text:style-name="a634" text:class-names="">(</text:span><text:span text:style-name="a635" text:class-names="">此迴圈外</text:span><text:span text:style-name="a636" text:class-names="">)</text:span></text:p>
          </draw:text-box>
          <svg:title/>
          <svg:desc/>
        </draw:frame>
        <draw:frame draw:id="id86" draw:style-name="a639" draw:name="圖片 19" svg:x="4.09235in" svg:y="1.81653in" svg:width="5.13613in" svg:height="2.36491in" style:rel-width="scale" style:rel-height="scale">
          <draw:image xlink:href="media/image10.png" xlink:type="simple" xlink:show="embed" xlink:actuate="onLoad"/>
          <svg:title/>
          <svg:desc/>
        </draw:frame>
        <draw:frame draw:id="id87" draw:style-name="a645" draw:name="文字方塊 12" svg:x="6.04982in" svg:y="1.99099in" svg:width="2.88406in" svg:height="0.70684in">
          <draw:text-box>
            <text:p text:style-name="a644" text:class-names="" text:cond-style-name=""><text:span text:style-name="a640" text:class-names="">如果是</text:span><text:span text:style-name="a641" text:class-names="">第一個位置或最後一個位置絕對不可能種花，因為一定會少一邊柵欄</text:span><text:span text:style-name="a642" text:class-names="">，所以直接跳過即可。</text:span><text:span text:style-name="a643" text:class-names=""/></text:p>
          </draw:text-box>
          <svg:title/>
          <svg:desc/>
        </draw:frame>
        <draw:frame draw:id="id88" draw:style-name="a661" draw:name="文字方塊 13" svg:x="6.05481in" svg:y="3.34572in" svg:width="2.88406in" svg:height="0.70684in">
          <draw:text-box>
            <text:p text:style-name="a660" text:class-names="" text:cond-style-name=""><text:span text:style-name="a646" text:class-names="">否則就判斷，如果此格是</text:span><text:span text:style-name="a647" text:class-names="">0(</text:span><text:span text:style-name="a648" text:class-names="">空地</text:span><text:span text:style-name="a649" text:class-names="">)</text:span><text:span text:style-name="a650" text:class-names="">，且旁邊不是</text:span><text:span text:style-name="a651" text:class-names="">9(</text:span><text:span text:style-name="a652" text:class-names="">害蟲</text:span><text:span text:style-name="a653" text:class-names="">)</text:span><text:span text:style-name="a654" text:class-names="">的話，就將</text:span><text:span text:style-name="a655" text:class-names="">ans</text:span><text:span text:style-name="a656" text:class-names="">變數增加</text:span><text:span text:style-name="a657" text:class-names="">1</text:span><text:span text:style-name="a658" text:class-names="">個可以種花的數量。</text:span><text:span text:style-name="a659" text:class-names=""/></text:p>
          </draw:text-box>
          <svg:title/>
          <svg:desc/>
        </draw:frame>
        <presentation:notes draw:style-name="a664">
          <draw:page-thumbnail draw:page-number="9" svg:x="0.41667in" svg:y="0.75in" svg:width="6.66667in" svg:height="3.75in" presentation:class="page" draw:id="id89" presentation:style-name="a662" draw:name="Shape 124">
            <svg:title/>
            <svg:desc/>
          </draw:page-thumbnail>
          <draw:frame draw:id="id90" presentation:style-name="a663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9" xlink:href="media/image11.jpg" xlink:show="embed" xlink:actuate="onLoad"/>
    <draw:fill-image draw:name="a440" xlink:href="media/image11.jpg" xlink:show="embed" xlink:actuate="onLoad"/>
    <draw:fill-image draw:name="a181" xlink:href="media/image11.jpg" xlink:show="embed" xlink:actuate="onLoad"/>
    <draw:fill-image draw:name="a519" xlink:href="media/image11.jpg" xlink:show="embed" xlink:actuate="onLoad"/>
    <draw:fill-image draw:name="a295" xlink:href="media/image11.jpg" xlink:show="embed" xlink:actuate="onLoad"/>
    <draw:fill-image draw:name="a610" xlink:href="media/image11.jpg" xlink:show="embed" xlink:actuate="onLoad"/>
    <draw:fill-image draw:name="a57" xlink:href="media/image11.jpg" xlink:show="embed" xlink:actuate="onLoad"/>
    <draw:fill-image draw:name="a0" xlink:href="media/image11.jpg" xlink:show="embed" xlink:actuate="onLoad"/>
    <draw:fill-image draw:name="a243" xlink:href="media/image11.jpg" xlink:show="embed" xlink:actuate="onLoad"/>
    <draw:fill-image draw:name="a206" xlink:href="media/image11.jpg" xlink:show="embed" xlink:actuate="onLoad"/>
    <draw:fill-image draw:name="a478" xlink:href="media/image11.jpg" xlink:show="embed" xlink:actuate="onLoad"/>
    <draw:fill-image draw:name="a81" xlink:href="media/image11.jpg" xlink:show="embed" xlink:actuate="onLoad"/>
    <draw:fill-image draw:name="a129" xlink:href="media/image11.jpg" xlink:show="embed" xlink:actuate="onLoad"/>
    <draw:fill-image draw:name="a111" xlink:href="media/image11.jpg" xlink:show="embed" xlink:actuate="onLoad"/>
    <draw:fill-image draw:name="a579" xlink:href="media/image11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0-05-28T02:35:36Z</dc:date>
    <meta:editing-cycles>50</meta:editing-cycles>
    <meta:editing-duration>PT54551S</meta:editing-duration>
    <meta:document-statistic meta:paragraph-count="70" meta:word-count="608"/>
  </office:meta>
</office:document-meta>
</file>

<file path=Object 1/content.xml><?xml version="1.0" encoding="utf-8"?>
<mml:math xmlns:mml="http://www.w3.org/1998/Math/MathML" display="block">
  <mml:mo>≤</mml:mo>
</mml:math>
</file>

<file path=Object 2/content.xml><?xml version="1.0" encoding="utf-8"?>
<mml:math xmlns:mml="http://www.w3.org/1998/Math/MathML" display="block">
  <mml:mo>≤</mml:mo>
</mml:math>
</file>